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 already have a reddit scheduler built in react, but I wouldn’t mind scrapping it completely and stating fresh. I need this tool to automatically post to reddit.com either immediately, or specify timer of when to post. my budget would be $250 for this part, and I would be interested in an additional $200 update following this. I came from fiverr, had a bad experience with time wasted. the deadline or turn around im looking for would be less than 5 days.</text:span></text:p>
      <text:p text:style-name="P1"><text:span text:style-name="T1"/></text:p>
      <text:p text:style-name="P1"><text:span text:style-name="T1">I essentially need a clone, or something very similar to<text:s/></text:span><text:a xlink:href="https://dashboard.laterforreddit.com/content/create/"><text:span text:style-name="T2">https://dashboard.laterforreddit.com/content/create/</text:span></text:a><text:span text:style-name="T3"><text:s/>for inspiration.</text:span></text:p>
      <text:p text:style-name="P1"><text:span text:style-name="T3"/></text:p>
      <text:p text:style-name="P1"><text:span text:style-name="T3">***BUDGET $250, LOOKING FOR UNDER 1 WEEK TURN AROUND***</text:span></text:p>
      <text:p text:style-name="P1"><text:span text:style-name="T3">***WILL PAY EXTRA FOR IMMEDIATE TURN AROUND PROJECT COMPLETION***</text:span></text:p>
      <text:p text:style-name="P1"><text:span text:style-name="T3"/></text:p>
      <text:p text:style-name="P1"><text:span text:style-name="T3">features that must be included:</text:span></text:p>
      <text:p text:style-name="P1"><text:span text:style-name="T3"/></text:p>
      <text:p text:style-name="P1"><text:span text:style-name="T3">-admin panel for me to control user accounts for them to use the platform. under the admin panel I state how many accounts I want them to be able to add.</text:span></text:p>
      <text:p text:style-name="P1"><text:span text:style-name="T3"/></text:p>
      <text:p text:style-name="P1"><text:span text:style-name="T3">-imgur api for uploading images</text:span></text:p>
      <text:p text:style-name="P1"><text:span text:style-name="T3"/></text:p>
      <text:p text:style-name="P1"><text:span text:style-name="T3">-reddit api that’s public to make this task happen</text:span></text:p>
      <text:p text:style-name="P1"><text:span text:style-name="T3"/></text:p>
      <text:p text:style-name="P1"><text:span text:style-name="T3">additional details for me to mark the contract as complete what I absolutely need:</text:span></text:p>
      <text:p text:style-name="P1"><text:span text:style-name="T3"/></text:p>
      <text:p text:style-name="P1"><text:span text:style-name="T3">---------------------------------------------------------------------------------------------------------</text:span></text:p>
      <text:p text:style-name="P1"><text:span text:style-name="T3"/></text:p>
      <text:p text:style-name="P1"><text:span text:style-name="T3">details:</text:span></text:p>
      <text:p text:style-name="P1"><text:span text:style-name="T3"/></text:p>
      <text:p text:style-name="P1"><text:span text:style-name="T3">main screen... users can register an account, but that account won't be active to use the platform, or see past the main screen unless I manually activate their login.</text:span></text:p>
      <text:p text:style-name="P1"><text:span text:style-name="T3">under the admin panel I can control the users on how long they are able to use the platform, and how many reddit accounts they are able to add under their login.</text:span></text:p>
      <text:p text:style-name="P1"><text:span text:style-name="T3">when using the platform people are able to enter a link, text post. or upload an image.</text:span></text:p>
      <text:p text:style-name="P1"><text:span text:style-name="T3">when users upload an image its using the imgur api for the picture to automatically upload to generate an i.imgur.com link to post to reddit.</text:span></text:p>
      <text:p text:style-name="P1"><text:span text:style-name="T3">users are able to decide the reddit account they are posting under, and make a title for their post.</text:span></text:p>
      <text:p text:style-name="P1"><text:span text:style-name="T3">once they selected the reddit account to post under and the title that account is selected to post.</text:span></text:p>
      <text:p text:style-name="P1"><text:span text:style-name="T3">in their post they can then make the titles for their posts for the picture they uploaded, or text post submitted prior.they are able to post to desired subreddit or their own profile.</text:span></text:p>
      <text:p text:style-name="P1"><text:span text:style-name="T3">the users are able to post either immediately, 1 hour, 4 hours, 12 hours, 1 day, 3 days, or 1 week.</text:span></text:p>
      <text:p text:style-name="P1"><text:span text:style-name="T3">the users are also able to make their own post times that each post will be separated by using the calendar, or time picker available</text:span></text:p>
      <text:p text:style-name="P1"><text:span text:style-name="T3"/></text:p>
      <text:p text:style-name="P1"><text:span text:style-name="T3"/></text:p>
      <text:p text:style-name="P1"><text:span text:style-name="T3">for me to complete this project.. I need proof that it is working, I am happy with the outcome, and I need assistance deploying this to the local host and testing live.</text:span></text:p>
      <text:p text:style-name="P1"><text:span text:style-name="T3">once the project is complete I will be interested in additional updates after with more api commands to automate this further, and do even more updates to make this even better.</text:span></text:p>
      <text:p text:style-name="P1"><text:span text:style-name="T3">if these arent met I will not be marking the project as complet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